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purpose of this paper is twofold, viz. to present a new algorithm for the detection of the termination of a distributed computation<text:line-break/> and to demonstrate how the algorithm can be derived in a number of steps. <text:line-break/><text:line-break/>Le but de cet article est double, à savoir. Présenter un nouvel algorithme pour la détection de la terminaison d'un calcul distribué<text:line-break/> et montrer comment il est possible de dériver l'algorithme en plusieurs étapes.<text:line-break/>---------------------------------------------------------------------------------------------------------<text:line-break/>We consider N machines, each of which is either active or passive. Only active machines send so-called ‘messages’ to other machines;<text:line-break/> message transmission is considered instantaneous. After having received a message, a machine is active; the receipt of a message<text:line-break/> is the only mechanism that triggers for a passive machine its transition to activity. For each machine, the transition from the active<text:line-break/> to the passive state may occur spontaneously. <text:line-break/><text:line-break/>Nous considérons N machines, chacune active ou passive. Seules les machines actives envoient ce que l’on appelle des «messages» à d’autres machines.<text:line-break/> la transmission du message est considérée comme instantanée. Après avoir reçu un message, une machine est active. la réception d'un message<text:line-break/> est le seul mécanisme qui déclenche le passage de l'activité à une machine passive. Pour chaque machine, la transition de l'état actif<text:line-break/> à l'état passif peut se produire spontanément.<text:line-break/>---------------------------------------------------------------------------------------------------------<text:line-break/>From the above it follows that the state in which all machines are passive is stable:<text:line-break/> the distributed computation with which the messages are associated is said to have terminated.<text:line-break/> The purpose of the algorithm to be designed is to enable one of the machines, machine nr.0 say,<text:line-break/> to detect that this stable state has been reached;<text:line-break/> it is furthermore required that the detection algorithm can cope with any distribution of the activity at the moment machine nr.0<text:line-break/> initiates the detection algorithm.<text:line-break/>For brevity’s sake we shall denote the process by which termination is to be detected by the ‘probe’.<text:line-break/>The probe obviously has to involve, in some way or another, all the other machines.<text:line-break/> Two orderly configurations present themselves: an (N - l)- point star with machine nr.0 at its centre or the N machines arranged in a ring.<text:line-break/><text:line-break/>Il découle de ce qui précède que l'état dans lequel toutes les machines sont passives est stable:<text:line-break/>le calcul distribué auquel les messages sont associés est considéré comme terminé.<text:line-break/>Le but de l’algorithme à concevoir est de permettre à l’une des machines, disons la machine n ° 0,<text:line-break/>de détecter que cet état stable a été atteint;<text:line-break/>En outre, il est nécessaire que l'algorithme de détection puisse gérer toute répartition de l'activité au moment où la machine n ° 0 lance l'algorithme<text:line-break/>de détection.<text:line-break/>Par souci de brièveté, nous désignerons le processus par lequel la "sonde" doit détecter la terminaison "la sonde".<text:line-break/>La sonde doit évidemment impliquer, d'une manière ou d'une autre, toutes les autres machines.<text:line-break/> Deux configurations ordonnées se présentent: une étoile (N - l) à pointes avec la machine n ° 0 en son centre ou les N machines disposées en anneau.<text:line-break/>-----------------------------------------------------------------------------------------------------------------<text:line-break/>Since the latter gives rise to less signalling traffic, we adopt the circular arrangement,<text:line-break/> more precisely, we assume the availability of communication facilities such that <text:line-break/>(i) machine nr.0 can initiate the probe by sending a signal to machine nr.N - 1, <text:line-break/><text:soft-page-break/>(ii) machine nr.i + 1 can propagate the probe around the ring by sending a signal to machine nr.i<text:line-break/> These signalling facilities are assumed to be available, irrespective of the facilities for message sending.<text:line-break/> Note that being passive (with respect to the distributed computation proper) does not prevent a machine from partaking in the above signalling. <text:line-break/><text:line-break/>Comme ce dernier produit moins de trafic de signalisation, nous adoptons la disposition circulaire, plus précisément,<text:line-break/>nous supposons la disponibilité de moyens de communication tels que <text:line-break/>(i) la machine n ° 0 puisse initier la sonde en envoyant un signal à la machine n ° 1. , <text:line-break/>(ii) la machine n ° i + 1 peut propager la sonde autour de la sonnerie en envoyant un signal à la machine n ° i.<text:line-break/> Ces fonctions de signalisation sont supposées disponibles, quelles que soient les fonctions d’envoi de messages.<text:line-break/> Notez que le fait d'être passif (par rapport au calcul distribué proprement dit) n'empêche pas une machine de participer à la signalisation ci-dessus.<text:line-break/>------------------------------------------------------------------------------------------------------------------------<text:line-break/>The propagation of the probe around thering allows us to describe that probe as sending a token around the ring.<text:line-break/>The token being returned to machine nr.0 will be an essential component of the justification of the conclusion that all machines are passive.<text:line-break/>As usual, the system state will be captured by an invariant, P say.<text:line-break/>In the sequel P will be constructed in a number of steps, each step consisting of an extension of the state space considered and<text:line-break/>an appropriate adjustment of P <text:line-break/><text:line-break/>La propagation de la sonde autour de celle-ci nous permet de décrire cette sonde comme envoyant un jeton autour de l’anneau.<text:line-break/> Le jeton retourné à la machine n ° 0 sera un élément essentiel de la justification de la conclusion selon laquelle toutes les machines sont passives.<text:line-break/> Comme d'habitude, l'état du système sera capturé par un invariant, dit P.<text:line-break/> Dans la suite, P sera construit en plusieurs étapes, chaque étape consistant en une extension de l'espace d'état considéré et<text:line-break/> en un ajustement approprié de P<text:line-break/>------------------------------------------------------------------------------------------------------------------------<text:line-break/>In the following, t denotes the number of the machine at which the token resides.<text:line-break/>The probe ends with t = 0. To begin with we solve the problem in the absence of messages:<text:line-break/> in that case an aThe propagation of the probe around thering allows us to describe that probe as sending a token around the ring.<text:line-break/> The token being returned to machine nr.0 will be an essential component of the justification of the conclusion that all machines are passive.<text:line-break/> As usual, the system state will be captured by an invariant, P say.<text:line-break/> In the sequel P will be constructed in a number of steps, each step consisting of an extension of the state space considered and<text:line-break/> an appropriate adjustment of P ctive mac- hine can become passive, but a passive machine cannot become active again.<text:line-break/> The conclusion that all machines are passive has to follow from (i) the invariant, (ii) t = 0 , and (iii)<text:line-break/> further information available at machine nr.0.<text:line-break/> Furthermore the invariant has to hold, independently of the distribution of the activity, when machine nr.0 has initiated the probe,<text:line-break/> i.e., when t=N - 1. The above requirements are met by PO , given by PO: (Ai: t&lt;i&lt;N:machine nr.i is passive). <text:line-break/><text:soft-page-break/><text:line-break/>Dans la suite, t indique le numéro de la machine sur laquelle réside le jeton.<text:line-break/>La sonde se termine par t = 0. Pour commencer, nous résolvons le problème en l’absence de messages:<text:line-break/> dans ce cas, une propagation de la sonde autour de celle-ci nous permet de décrire cette sonde comme un jeton autour de l’anneau.<text:line-break/> Le jeton retourné à la machine n ° 0 sera un élément essentiel de la justification de la conclusion selon laquelle toutes les machines sont passives.<text:line-break/> Comme d'habitude, l'état du système sera capturé par un invariant, dit P.<text:line-break/> Dans la suite, P sera construit en plusieurs étapes, chaque étape consistant en une extension de l'espace d'états considéré et<text:line-break/> un réglage approprié de la macroscopie active peut devenir passive, mais une machine passive ne peut pas redevenir active.<text:line-break/> La conclusion selon laquelle toutes les machines sont passives doit découler de (i) l'invariant, (ii) t = 0 et (iii)<text:line-break/> des informations supplémentaires disponibles sur la machine n ° 0.<text:line-break/> De plus, l'invariant doit tenir, indépendamment de la distribution de l'activité, lorsque la machine n ° 0 a lancé la sonde,<text:line-break/> c'est-à-dire lorsque t = N - 1. Les exigences ci-dessus sont satisfaites par PO, donnée par PO: (Ai : t &lt;i &lt;N: la machine n ° I est passive).<text:line-break/>------------------------------------------------------------------------------------------------------------------------------------------------<text:line-break/>Rule 0. When active, machine nr.i + 1 keeps the token;<text:line-break/> when passive, it hands over the token to machine nr.i. (End of Rule 0)<text:line-break/> When the other machines are passive, the token will in due time be returned to machine nr.0 ;<text:line-break/> when in addition machine nr.0 is passive, termination can be concluded. The above concludes the rules for the traffic of the token.<text:line-break/> Next to be taken into account is the possibility of messages being sent: PO is frrsified when machine nr.i with t&lt; i<text:line-break/> becomes active on account of the receipt of a message. Since only active machines send messages,<text:line-break/> we deduce that the message that falsified PO has been sent by a machine nr.j with j G t.<text:line-break/> In order to save the situation we adopt the weaker invariant PO V P1, such that any message sending that may falsify PO establishes P1.<text:line-break/><text:line-break/>Règle 0. Lorsqu'elle est active, la machine n ° i + 1 conserve le jeton;<text:line-break/> lorsqu'il est passif, il remet le jeton à la machine nr.i. (Fin de la règle 0)<text:line-break/> Lorsque les autres machines sont passives, le jeton sera, le moment venu, renvoyé à la machine n ° 0;<text:line-break/> lorsque, en outre, la machine n ° 0 est passive, une résiliation peut être conclue. Ce qui précède conclut les règles pour le trafic du jeton.<text:line-break/> Il faut ensuite prendre en compte la possibilité d’envoi de messages: le bon de commande est falsifié lorsque la machine n °.i<text:line-break/> avec t &lt;i devient active à la suite de la réception d’un message. Puisque seules les machines actives envoient des messages,<text:line-break/> nous en déduisons que le message indiquant</text:p>
      <text:p text:style-name="Standard"><text:s/>que le bon de commande falsifié a été envoyé a été envoyé par une machine nr.j avec j G t.<text:line-break/> Afin de sauver la situation, nous adoptons l'invariant plus faible PO V P1, tel que tout envoi de message susceptible de falsifier PO établit P1.<text:line-break/>--------------------------------------------------------------------------------------------------------------<text:line-break/>To this end each machine is postulated to be either black or white;<text:line-break/> for P1 we choose P1: (Ej:O&lt;j&lt;t:machine nr.j is black) and message sending is preventing from falsifying PO V Pl by adoption of Rule 1.<text:line-break/><text:soft-page-break/> A machine sending a message to a recipient with a number higher than its own makes itself black. (End of Rule 1)<text:line-break/> We have to verify, however, that the information available at machine nr.0 combined with the weaker PO V P1 can <text:line-break/>still suffice to conclude termination. Since (t = 0 A machine nr.0 is white) * ,P1, detection of termination has not been disabled.<text:line-break/><text:line-break/>À cette fin, chaque machine est supposée être noire ou blanche;<text:line-break/> pour P1, nous choisissons P1: (Ej: O &lt;j &lt;t: ordinateur nr.j est noir) et l’envoi de message empêche la falsification de PO V Pl par l’adoption de Règle 1.<text:line-break/> Une machine qui envoie un message à un destinataire avec un numéro supérieur au sien devient noire. (Fin de la règle 1)<text:line-break/> Nous devons toutefois vérifier que les informations disponibles sur la machine n ° 0 combinées au PO plus faible PO V P1 peuvent<text:line-break/> encore suffire pour conclure la terminaison. Depuis (t = 0 Un ordinateur n ° 0 est blanc) *, P1, la détection de la terminaison n'a pas été désactivée.<text:line-break/>----------------------------------<text:line-break/>Now we have to return to the token, its traffic having only been designed so as not to falsify PO;<text:line-break/> it may, however, falsify PO V P1 by falsifying P1 Probe initiation is safe: it establishes PO and hence PO V P1;<text:line-break/> probe propagation, decreasing t by 1, may falsify P1 when, while being black,<text:line-break/> a machine nr.i + 1 hands over the token to machine nr.i.<text:line-break/> In order to save the situation we adopt the still weaker invariant PO V PI VP2,<text:line-break/> such that any token transmission that may falsify P1 establishes P2<text:line-break/> To this end the token is postulated to be either black or white.<text:line-break/> For P2 we choose P2: the token is black and token transmission is prevented from falsifying PO V P1 V P2 by adoption of.<text:line-break/> Rule 2: When machine nr.i + 1 propagates the probe, it hands over a black token to machine nr.i if it is black itself,<text:line-break/> whereas while being white it leaves the colour of the token unchanged. (End of Rule 2) Since (token is white) =&gt; (contraire)P2,<text:line-break/> information available at machine nr.0 can still suffice to conclude termination.<text:line-break/><text:line-break/>Nous devons maintenant revenir au jeton, son trafic n’ayant été conçu que pour ne pas fausser les bons de commande;<text:line-break/> il peut toutefois falsifier PO V P1 en falsifiant P1. L'initiation de la sonde est sûre: elle établit PO et donc PO V P1;<text:line-break/> la propagation de la sonde, en diminuant t de 1, peut falsifier P1 lorsque, tout en étant noir,<text:line-break/> une machine n ° i.i + 1 remet le jeton à la machine nr.i.<text:line-break/> Afin de sauver la situation, nous adoptons l’invariant encore plus faible PO V PI VP2,<text:line-break/> de sorte que toute transmission de jeton susceptible de falsifier P1 établit P2.<text:line-break/> Pour ce faire, le jeton est supposé être noir ou blanc.<text:line-break/> Pour P2, nous choisissons P2: le jeton est noir et sa transmission est empêchée de falsifier PO V P1 V P2 par adoption de.<text:line-break/> Règle 2: Lorsque la machine nr.i + 1 propage la sonde, elle remet un jeton noir à la machine nr.i si elle est noire elle-même,<text:line-break/> alors qu’elle est blanche, elle laisse la couleur du jeton inchangée. (Fin de la règle 2) Puisque (le jeton est blanc) =&gt; (contraire) P2,<text:line-break/> les informations disponibles sur la machine n ° 0 peuvent encore suffire pour conclure la terminaison.<text:line-break/>--------------------------------------------------------------<text:line-break/>With the colour black a new phenomenon has been introduced, viz.<text:line-break/><text:soft-page-break/> that of the unsuccessful probe: when a black token is returned to machine nr.0 or the token is returned to a black machine nr.0,<text:line-break/> the conclusion of termination cannot be drawn. In the first instance this problem is tackled by adopting.<text:line-break/><text:line-break/>avec la couleur noire un nouveau phénomène a été introduit, à savoir.<text:line-break/> celle de la sonde ayant échoué: lorsqu'un jeton noir est renvoyé à la machine n ° 0 ou que le jeton est renvoyé à une machine noire n ° 0,<text:line-break/> la conclusion de la terminaison ne peut pas être tirée. En premier lieu, ce problème est résolu en adoptant.<text:line-break/>-------------------------------------------------------------<text:line-break/>Rule 3. After the completion of an unsuccessful probe, machine nr.0 initiates a next probe. (End of Rule 3)<text:line-break/> Without the possibility of transitions from black to white, such a next probe is, however, guaranteed to be as unsuccessful as its predecessor.<text:line-break/> Therefore our next task is to investigate which whitenings do not falsify the invariant PO V P1 v P2.<text:line-break/> In view of the fact that initiating a probe establishes PO , we can safely adopt. <text:line-break/>Rule 4: Machine nr.0 initiates a probe by making itself white and sending a white token to machine nr.N - 1.<text:line-break/> (End of Rule 4) A possibility of whitening the token and machine nr.0 having been provided, we now look for an opportunity of whitening the other machines.<text:line-break/> Since whitening a machine can falsify only P1 , but does not do so when that machine’s number exceeds t , we can safely adopt.<text:line-break/><text:line-break/>Règle 3. Une fois la vérification infructueuse terminée, la machine n ° 0 lance une nouvelle détection. (Fin de la règle 3)<text:line-break/> Sans la possibilité d'une transition du noir au blanc, une telle sonde suivante est cependant garantie comme aussi infructueuse que son prédécesseur.<text:line-break/> Par conséquent, notre tâche suivante consiste à déterminer quels blanchiment ne faussent pas l'invariant PO V P1 v P2.<text:line-break/> Compte tenu du fait que le lancement d'une sonde établit un bon de commande, nous pouvons adopter en toute sécurité. <text:line-break/>Règle 4: La machine n ° 0 déclenche une vérification en se blanchissant et en envoyant un jeton blanc à la machine n ° N - 1.<text:line-break/> (Fin de la règle 4) Une possibilité de blanchir le jeton et la machine n ° 0 ayant été fournie, chercher une occasion de blanchir les autres machines.<text:line-break/> Comme le blanchiment d’une machine ne peut falsifier que P1, mais ne le fait pas lorsque le nombre de cette machine dépasse t, nous pouvons adopter en toute sécurité.<text:line-break/>------------------------------------------------------------------------------<text:line-break/>Rule 5. Upon transmission of the token to machine nr.i, machine nr.i + 1 becomes white.<text:line-break/> (Note that its original colour may have influenced the colour of the token.) (End of Rule 5)<text:line-break/> The above whitening protocols suffice: a probe initiated after termination will end with all machines white and,<text:line-break/> hence, a next probe is guaranteed to return a white token to a white machine nr.0.<text:line-break/> Two consequences of our whitening protocol deserve to be mentioned.<text:line-break/> Firstly, not only is our whole detected process valid for any initial distribution of the activity,<text:line-break/> its validity is also independent of the initial colours of the machines.<text:line-break/> Secondly, Rule 1 can be safely replaced by the simpler Rule 1’. A machine sending a message makes itself black.<text:line-break/> (End of Rule 1’) In reaction to a preliminary distribution of the above solution, Professor Mohamed G. Gouda, Department of Computer Sciences,<text:line-break/><text:soft-page-break/> University of Texas at Austin, USA, mailed to us his technical report “Distributed State Exploration for Protocol<text:line-break/> Validation” of October 1981, which contains an earlier solution to the same problem.<text:line-break/> His solution resembles ours in the sense that the machines are arranged in a ring. In Gouda’s solution the token is integer-valued <text:line-break/>(viz. up to N) and the value of N needs to be available in each machine; the machines, however, are treated on equal footing.<text:line-break/>It is a pleasure to mention Gouda’s result. <text:line-break/><text:line-break/>Règle 5. Lors de la transmission du jeton à la machine n ° 1, la machine n ° 1 devient blanche.<text:line-break/> (Notez que sa couleur d'origine a peut-être influé sur la couleur du jeton.) (Fin de la règle 5)<text:line-break/> Les protocoles de blanchiment ci-dessus sont suffisants: une sonde lancée après la terminaison se termine avec toutes les machines blanches et,<text:line-break/> par conséquent, la prochaine sonde est garantie. un jeton blanc à une machine blanche n ° 0.<text:line-break/> Deux conséquences de notre protocole de blanchiment méritent d’être mentionnées.<text:line-break/> Premièrement, non seulement l'ensemble de notre processus détecté est valable pour toute distribution initiale de l'activité,<text:line-break/> mais sa validité est également indépendante des couleurs initiales des machines.<text:line-break/> Deuxièmement, la règle 1 peut être remplacée en toute sécurité par la règle 1 la plus simple ». Une machine qui envoie un message se fait noir.<text:line-break/> (Fin de la règle 1 ') En réponse à une distribution préliminaire de la solution ci-dessus, le Professeur Mohamed G. Gouda, Département d’informatique,<text:line-break/> Université du Texas à Austin, États-Unis, nous a envoyé son rapport technique intitulé «Exploration d’état distribué pour la validation de protocole».<text:line-break/> ”D’octobre 1981, qui contient une solution antérieure au même problème.<text:line-break/> Sa solution ressemble à la nôtre en ce sens que les machines sont disposées en anneau. Dans la solution de Gouda, le jeton a une valeur entière <text:line-break/>(à savoir, jusqu’à N) et la valeur de N doit être disponible dans chaque machine. Les machines sont toutefois traitées sur un pied d’égalité.<text:line-break/> C’est un plaisir de mentionner le résultat obtenu par Gouda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2$Win32 OpenOffice.org_project/412m3$Build-9782</meta:generator>
    <dc:date>2018-11-15T15:29:28.54</dc:date>
    <meta:document-statistic meta:table-count="0" meta:image-count="0" meta:object-count="0" meta:page-count="7" meta:paragraph-count="2" meta:word-count="3144" meta:character-count="19277"/>
    <meta:user-defined meta:name="Info 1"/>
    <meta:user-defined meta:name="Info 2"/>
    <meta:user-defined meta:name="Info 3"/>
    <meta:user-defined meta:name="Info 4"/>
  </office:meta>
</office:document-meta>
</file>